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1.0102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543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1.2291in"/>
    </style:style>
    <style:style style:name="co7" style:family="table-column">
      <style:table-column-properties fo:break-before="auto" style:column-width="1.5417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1.4583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2.1043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9689in"/>
    </style:style>
    <style:style style:name="co14" style:family="table-column">
      <style:table-column-properties fo:break-before="auto" style:column-width="0.8228in"/>
    </style:style>
    <style:style style:name="co15" style:family="table-column">
      <style:table-column-properties fo:break-before="auto" style:column-width="2.3228in"/>
    </style:style>
    <style:style style:name="co16" style:family="table-column">
      <style:table-column-properties fo:break-before="auto" style:column-width="0.9272in"/>
    </style:style>
    <style:style style:name="co17" style:family="table-column">
      <style:table-column-properties fo:break-before="auto" style:column-width="1.3752in"/>
    </style:style>
    <style:style style:name="co18" style:family="table-column">
      <style:table-column-properties fo:break-before="auto" style:column-width="1.948in"/>
    </style:style>
    <style:style style:name="co19" style:family="table-column">
      <style:table-column-properties fo:break-before="auto" style:column-width="1.7917in"/>
    </style:style>
    <style:style style:name="co20" style:family="table-column">
      <style:table-column-properties fo:break-before="auto" style:column-width="1.8126in"/>
    </style:style>
    <style:style style:name="co21" style:family="table-column">
      <style:table-column-properties fo:break-before="auto" style:column-width="1.7602in"/>
    </style:style>
    <style:style style:name="co22" style:family="table-column">
      <style:table-column-properties fo:break-before="auto" style:column-width="1.7083in"/>
    </style:style>
    <style:style style:name="co23" style:family="table-column">
      <style:table-column-properties fo:break-before="auto" style:column-width="0.8752in"/>
    </style:style>
    <style:style style:name="co24" style:family="table-column">
      <style:table-column-properties fo:break-before="auto" style:column-width="2.3854in"/>
    </style:style>
    <style:style style:name="co25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2.2811in"/>
    </style:style>
    <style:style style:name="co27" style:family="table-column">
      <style:table-column-properties fo:break-before="auto" style:column-width="2.9791in"/>
    </style:style>
    <style:style style:name="co28" style:family="table-column">
      <style:table-column-properties fo:break-before="auto" style:column-width="2.5835in"/>
    </style:style>
    <style:style style:name="co29" style:family="table-column">
      <style:table-column-properties fo:break-before="auto" style:column-width="2.802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fo:min-height="0in" fo:min-width="0in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8" table:default-cell-style-name="ce1"/>
        <table:table-column table:style-name="co13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" table:number-columns-repeated="992" table:default-cell-style-name="ce1"/>
        <table:table-row table:style-name="ro1">
          <table:table-cell table:number-columns-repeated="2"/>
          <table:table-cell office:value-type="string" calcext:value-type="string">
            <text:p>database_id</text:p>
          </table:table-cell>
          <table:table-cell office:value-type="string" calcext:value-type="string">
            <text:p>object_id</text:p>
          </table:table-cell>
          <table:table-cell office:value-type="string" calcext:value-type="string">
            <text:p>index_id</text:p>
          </table:table-cell>
          <table:table-cell office:value-type="string" calcext:value-type="string">
            <text:p>partition_number</text:p>
          </table:table-cell>
          <table:table-cell office:value-type="string" calcext:value-type="string">
            <text:p>index_type_desc</text:p>
          </table:table-cell>
          <table:table-cell office:value-type="string" calcext:value-type="string">
            <text:p>alooc_unit_type_desc</text:p>
          </table:table-cell>
          <table:table-cell office:value-type="string" calcext:value-type="string">
            <text:p>index_depth</text:p>
          </table:table-cell>
          <table:table-cell office:value-type="string" calcext:value-type="string">
            <text:p>index_level</text:p>
          </table:table-cell>
          <table:table-cell office:value-type="string" calcext:value-type="string">
            <text:p>avg_fragmentation_in_percent</text:p>
          </table:table-cell>
          <table:table-cell office:value-type="string" calcext:value-type="string">
            <text:p>fragment_count</text:p>
          </table:table-cell>
          <table:table-cell office:value-type="string" calcext:value-type="string">
            <text:p>avg_fragment_size_in_pages</text:p>
          </table:table-cell>
          <table:table-cell office:value-type="string" calcext:value-type="string">
            <text:p>page_count</text:p>
          </table:table-cell>
          <table:table-cell office:value-type="string" calcext:value-type="string">
            <text:p>avg_page_space_used_in_percent</text:p>
          </table:table-cell>
          <table:table-cell office:value-type="string" calcext:value-type="string">
            <text:p>record_count</text:p>
          </table:table-cell>
          <table:table-cell office:value-type="string" calcext:value-type="string">
            <text:p>ghost_record_count</text:p>
          </table:table-cell>
          <table:table-cell office:value-type="string" calcext:value-type="string">
            <text:p>version_ghost_record_count</text:p>
          </table:table-cell>
          <table:table-cell office:value-type="string" calcext:value-type="string">
            <text:p>min_record_size_in_bytes</text:p>
          </table:table-cell>
          <table:table-cell office:value-type="string" calcext:value-type="string">
            <text:p>max_record_size_in_bytes</text:p>
          </table:table-cell>
          <table:table-cell office:value-type="string" calcext:value-type="string">
            <text:p>avg_record_size_in_bytes</text:p>
          </table:table-cell>
          <table:table-cell office:value-type="string" calcext:value-type="string">
            <text:p>forwarded_record_count</text:p>
          </table:table-cell>
          <table:table-cell office:value-type="string" calcext:value-type="string">
            <text:p>compressed_page_count</text:p>
          </table:table-cell>
          <table:table-cell office:value-type="string" calcext:value-type="string">
            <text:p>hobt_id</text:p>
          </table:table-cell>
          <table:table-cell office:value-type="string" calcext:value-type="string">
            <text:p>column_store_delete_buffer_state</text:p>
          </table:table-cell>
          <table:table-cell office:value-type="string" calcext:value-type="string">
            <text:p>column_store_delete_buff_state_desc</text:p>
          </table:table-cell>
          <table:table-cell office:value-type="string" calcext:value-type="string">
            <text:p>version_record_count</text:p>
          </table:table-cell>
          <table:table-cell office:value-type="string" calcext:value-type="string">
            <text:p>inrow_version_record_count</text:p>
          </table:table-cell>
          <table:table-cell office:value-type="string" calcext:value-type="string">
            <text:p>inrow_diff_version_record_count</text:p>
          </table:table-cell>
          <table:table-cell office:value-type="string" calcext:value-type="string">
            <text:p>total_inrow_version_payload_size_in_bytes</text:p>
          </table:table-cell>
          <table:table-cell office:value-type="string" calcext:value-type="string">
            <text:p>offrow_regular_version_record_count</text:p>
          </table:table-cell>
          <table:table-cell office:value-type="string" calcext:value-type="string">
            <text:p>offrow_long_term_version_record_coun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2.448109710897" calcext:value-type="float">
            <text:p>72.448109710897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44.927" calcext:value-type="float">
            <text:p>44.9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1708E+016" calcext:value-type="float">
            <text:p>7.20575940431708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ecipieNam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401531999012" calcext:value-type="float">
            <text:p>12.54015319990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.425" calcext:value-type="float">
            <text:p>23.42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1708E+016" calcext:value-type="float">
            <text:p>7.20575940431708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5.0120459599704" calcext:value-type="float">
            <text:p>85.012045959970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.025" calcext:value-type="float">
            <text:p>20.02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0883E+016" calcext:value-type="float">
            <text:p>7.20575940440883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.11489992587102" calcext:value-type="float">
            <text:p>5.114899925871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0883E+016" calcext:value-type="float">
            <text:p>7.20575940440883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.3488372093023" calcext:value-type="float">
            <text:p>95.348837209302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7.3812453669385" calcext:value-type="float">
            <text:p>67.3812453669385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44.92" calcext:value-type="float">
            <text:p>44.9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1708E+016" calcext:value-type="float">
            <text:p>7.20575940431708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ecipieAuthor 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.6273783049172" calcext:value-type="float">
            <text:p>13.627378304917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.697" calcext:value-type="float">
            <text:p>23.69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1708E+016" calcext:value-type="float">
            <text:p>7.20575940431708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.969696969697" calcext:value-type="float">
            <text:p>96.96969696969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7.2159006671609" calcext:value-type="float">
            <text:p>67.215900667160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3.92" calcext:value-type="float">
            <text:p>33.9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2193E+016" calcext:value-type="float">
            <text:p>7.20575940442193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81577110" calcext:value-type="float">
            <text:p>581577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5067951569064" calcext:value-type="float">
            <text:p>17.506795156906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2193E+016" calcext:value-type="float">
            <text:p>7.20575940442193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1561181434599" calcext:value-type="float">
            <text:p>99.1561181434599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65.0472819372375" calcext:value-type="float">
            <text:p>65.0472819372375</text:p>
          </table:table-cell>
          <table:table-cell office:value-type="float" office:value="67410" calcext:value-type="float">
            <text:p>67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5.034" calcext:value-type="float">
            <text:p>35.03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564E+016" calcext:value-type="float">
            <text:p>7.2057594043564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asStepNum 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.1057573511243" calcext:value-type="float">
            <text:p>76.1057573511243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564E+016" calcext:value-type="float">
            <text:p>7.2057594043564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5903138127008" calcext:value-type="float">
            <text:p>0.135903138127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564E+016" calcext:value-type="float">
            <text:p>7.2057594043564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.972972972973" calcext:value-type="float">
            <text:p>97.97297297297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78.7573758339511" calcext:value-type="float">
            <text:p>78.7573758339511</text:p>
          </table:table-cell>
          <table:table-cell office:value-type="float" office:value="67410" calcext:value-type="float">
            <text:p>674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1538E+016" calcext:value-type="float">
            <text:p>7.20575940441538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5085248332098" calcext:value-type="float">
            <text:p>36.508524833209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.979" calcext:value-type="float">
            <text:p>17.97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1538E+016" calcext:value-type="float">
            <text:p>7.20575940441538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.343685300207" calcext:value-type="float">
            <text:p>98.343685300207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3.6029775142081" calcext:value-type="float">
            <text:p>63.6029775142081</text:p>
          </table:table-cell>
          <table:table-cell office:value-type="float" office:value="67218" calcext:value-type="float">
            <text:p>67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5.005" calcext:value-type="float">
            <text:p>35.00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564E+016" calcext:value-type="float">
            <text:p>7.2057594043564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asRecNam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.5512725475661" calcext:value-type="float">
            <text:p>77.551272547566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564E+016" calcext:value-type="float">
            <text:p>7.2057594043564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5903138127008" calcext:value-type="float">
            <text:p>0.135903138127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3564E+016" calcext:value-type="float">
            <text:p>7.2057594043564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.2808022922636" calcext:value-type="float">
            <text:p>98.2808022922636</text:p>
          </table:table-cell>
          <table:table-cell office:value-type="float" office:value="347" calcext:value-type="float">
            <text:p>347</text:p>
          </table:table-cell>
          <table:table-cell office:value-type="float" office:value="1.00576368876081" calcext:value-type="float">
            <text:p>1.00576368876081</text:p>
          </table:table-cell>
          <table:table-cell office:value-type="float" office:value="349" calcext:value-type="float">
            <text:p>349</text:p>
          </table:table-cell>
          <table:table-cell office:value-type="float" office:value="61.8579194465036" calcext:value-type="float">
            <text:p>61.8579194465036</text:p>
          </table:table-cell>
          <table:table-cell office:value-type="float" office:value="67218" calcext:value-type="float">
            <text:p>67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4.005" calcext:value-type="float">
            <text:p>24.00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0227E+016" calcext:value-type="float">
            <text:p>7.20575940440227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.9661477637756" calcext:value-type="float">
            <text:p>70.9661477637756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0.928" calcext:value-type="float">
            <text:p>30.92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0227E+016" calcext:value-type="float">
            <text:p>7.20575940440227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05577908" calcext:value-type="float">
            <text:p>805577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0677044724487" calcext:value-type="float">
            <text:p>0.5806770447244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7.20575940440227E+016" calcext:value-type="float">
            <text:p>7.20575940440227E+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VALI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8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72624 ms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8" table:default-cell-style-name="ce1"/>
        <table:table-column table:style-name="co13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" table:number-columns-repeated="992" table:default-cell-style-name="ce1"/>
        <table:table-column table:style-name="co30" table:number-columns-repeated="2" table:default-cell-style-name="Default"/>
        <table:table-row table:style-name="ro1">
          <table:table-cell office:value-type="string" calcext:value-type="string">
            <text:p>recipie</text:p>
          </table:table-cell>
          <table:table-cell/>
          <table:table-cell office:value-type="string" calcext:value-type="string">
            <text:p>index_id</text:p>
          </table:table-cell>
          <table:table-cell office:value-type="string" calcext:value-type="string">
            <text:p>partition_number</text:p>
          </table:table-cell>
          <table:table-cell office:value-type="string" calcext:value-type="string">
            <text:p>index_type_desc</text:p>
          </table:table-cell>
          <table:table-cell office:value-type="string" calcext:value-type="string">
            <text:p>alooc_unit_type_desc</text:p>
          </table:table-cell>
          <table:table-cell office:value-type="string" calcext:value-type="string">
            <text:p>index_depth</text:p>
          </table:table-cell>
          <table:table-cell office:value-type="string" calcext:value-type="string">
            <text:p>index_level</text:p>
          </table:table-cell>
          <table:table-cell office:value-type="string" calcext:value-type="string">
            <text:p>avg_fragmentation_in_percent</text:p>
          </table:table-cell>
          <table:table-cell office:value-type="string" calcext:value-type="string">
            <text:p>fragment_count</text:p>
          </table:table-cell>
          <table:table-cell office:value-type="string" calcext:value-type="string">
            <text:p>avg_fragment_size_in_pages</text:p>
          </table:table-cell>
          <table:table-cell office:value-type="string" calcext:value-type="string">
            <text:p>page_count</text:p>
          </table:table-cell>
          <table:table-cell office:value-type="string" calcext:value-type="string">
            <text:p>avg_page_space_used_in_percent</text:p>
          </table:table-cell>
          <table:table-cell office:value-type="string" calcext:value-type="string">
            <text:p>record_cou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ipieNam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2.448109710897" calcext:value-type="float">
            <text:p>72.448109710897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1" table:visibility="collapse"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401531999012" calcext:value-type="float">
            <text:p>12.5401531999012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5.0120459599704" calcext:value-type="float">
            <text:p>85.0120459599704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.11489992587102" calcext:value-type="float">
            <text:p>5.11489992587102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ipieAuthor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.3488372093023" calcext:value-type="float">
            <text:p>95.348837209302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7.3812453669385" calcext:value-type="float">
            <text:p>67.3812453669385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1" table:visibility="collapse"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.6273783049172" calcext:value-type="float">
            <text:p>13.6273783049172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.969696969697" calcext:value-type="float">
            <text:p>96.96969696969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7.2159006671609" calcext:value-type="float">
            <text:p>67.2159006671609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5067951569064" calcext:value-type="float">
            <text:p>17.5067951569064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style-name="ce3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>
            <text:p>has</text:p>
          </table:table-cell>
          <table:table-cell table:style-name="ce4" table:number-columns-repeated="1021"/>
          <table:table-cell table:style-name="ce5" table:number-columns-repeated="2"/>
        </table:table-row>
        <table:table-row table:style-name="ro1">
          <table:table-cell office:value-type="string" calcext:value-type="string">
            <text:p>hasStepNum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1561181434599" calcext:value-type="float">
            <text:p>99.1561181434599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65.0472819372375" calcext:value-type="float">
            <text:p>65.0472819372375</text:p>
          </table:table-cell>
          <table:table-cell office:value-type="float" office:value="67410" calcext:value-type="float">
            <text:p>67410</text:p>
          </table:table-cell>
          <table:table-cell table:number-columns-repeated="1010"/>
        </table:table-row>
        <table:table-row table:style-name="ro1" table:visibility="collapse"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.1057573511243" calcext:value-type="float">
            <text:p>76.1057573511243</text:p>
          </table:table-cell>
          <table:table-cell office:value-type="float" office:value="474" calcext:value-type="float">
            <text:p>474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5903138127008" calcext:value-type="float">
            <text:p>0.13590313812700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collapse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.972972972973" calcext:value-type="float">
            <text:p>97.97297297297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78.7573758339511" calcext:value-type="float">
            <text:p>78.7573758339511</text:p>
          </table:table-cell>
          <table:table-cell office:value-type="float" office:value="67410" calcext:value-type="float">
            <text:p>67410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5085248332098" calcext:value-type="float">
            <text:p>36.5085248332098</text:p>
          </table:table-cell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sRecNam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.343685300207" calcext:value-type="float">
            <text:p>98.343685300207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3.6029775142081" calcext:value-type="float">
            <text:p>63.6029775142081</text:p>
          </table:table-cell>
          <table:table-cell office:value-type="float" office:value="67218" calcext:value-type="float">
            <text:p>67218</text:p>
          </table:table-cell>
          <table:table-cell table:number-columns-repeated="1010"/>
        </table:table-row>
        <table:table-row table:style-name="ro1" table:visibility="collapse"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.5512725475661" calcext:value-type="float">
            <text:p>77.5512725475661</text:p>
          </table:table-cell>
          <table:table-cell office:value-type="float" office:value="483" calcext:value-type="float">
            <text:p>483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5903138127008" calcext:value-type="float">
            <text:p>0.13590313812700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collapse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.2808022922636" calcext:value-type="float">
            <text:p>98.2808022922636</text:p>
          </table:table-cell>
          <table:table-cell office:value-type="float" office:value="347" calcext:value-type="float">
            <text:p>347</text:p>
          </table:table-cell>
          <table:table-cell office:value-type="float" office:value="1.00576368876081" calcext:value-type="float">
            <text:p>1.00576368876081</text:p>
          </table:table-cell>
          <table:table-cell office:value-type="float" office:value="349" calcext:value-type="float">
            <text:p>349</text:p>
          </table:table-cell>
          <table:table-cell office:value-type="float" office:value="61.8579194465036" calcext:value-type="float">
            <text:p>61.8579194465036</text:p>
          </table:table-cell>
          <table:table-cell office:value-type="float" office:value="67218" calcext:value-type="float">
            <text:p>67218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.9661477637756" calcext:value-type="float">
            <text:p>70.9661477637756</text:p>
          </table:table-cell>
          <table:table-cell office:value-type="float" office:value="349" calcext:value-type="float">
            <text:p>349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CLUSTERED INDEX</text:p>
          </table:table-cell>
          <table:table-cell office:value-type="string" calcext:value-type="string">
            <text:p>IN_ROW_DA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0677044724487" calcext:value-type="float">
            <text:p>0.580677044724487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Default" table:number-columns-repeated="13"/>
          <table:table-cell table:style-name="Default" table:formula="of:=[.N13]/[.N19]" office:value-type="float" office:value="1.00285637775596" calcext:value-type="float">
            <text:p>1.00285637775596</text:p>
          </table:table-cell>
          <table:table-cell table:style-name="Default" table:number-columns-repeated="1008"/>
          <table:table-cell table:number-columns-repeated="2"/>
        </table:table-row>
        <table:table-row table:style-name="ro1" table:number-rows-repeated="7">
          <table:table-cell table:style-name="Default" table:number-columns-repeated="1022"/>
          <table:table-cell table:number-columns-repeated="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72624 ms</text:p>
          </table:table-cell>
          <table:table-cell table:number-columns-repeated="1023"/>
        </table:table-row>
        <table:table-row table:style-name="ro1" table:number-rows-repeated="140">
          <table:table-cell table:number-columns-repeated="1024"/>
        </table:table-row>
        <table:table-row table:style-name="ro1">
          <table:table-cell table:number-columns-repeated="2"/>
          <table:table-cell>
            <draw:custom-shape draw:z-index="0" draw:name="AutoShape 1" draw:style-name="gr1" draw:text-style-name="P1" svg:width="0.3335in" svg:height="0.3335in" svg:x="0in" svg:y="0in">
              <svg:desc>yes</svg:desc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draw:z-index="2" draw:name="AutoShape 2" draw:style-name="gr1" draw:text-style-name="P1" svg:width="0.3335in" svg:height="0.3335in" svg:x="0in" svg:y="0in">
              <svg:desc>yes</svg:desc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draw:z-index="4" draw:name="AutoShape 3" draw:style-name="gr1" draw:text-style-name="P1" svg:width="0.3335in" svg:height="0.3335in" svg:x="0in" svg:y="0in">
              <svg:desc>yes</svg:desc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draw:z-index="5" draw:name="AutoShape 4" draw:style-name="gr1" draw:text-style-name="P1" svg:width="0.3335in" svg:height="0.3335in" svg:x="0in" svg:y="0in">
              <svg:desc>yes</svg:desc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draw:z-index="3" draw:name="AutoShape 5" draw:style-name="gr1" draw:text-style-name="P1" svg:width="0.3335in" svg:height="0.3335in" svg:x="0in" svg:y="0in">
              <svg:desc>yes</svg:desc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draw:z-index="1" draw:name="AutoShape 6" draw:style-name="gr1" draw:text-style-name="P1" svg:width="0.3335in" svg:height="0.3335in" svg:x="0in" svg:y="0in">
              <svg:desc>yes</svg:desc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2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me</meta:initial-creator>
    <meta:creation-date>2022-06-19T13:22:30Z</meta:creation-date>
    <dc:date>2022-06-20T10:31:15.459421112</dc:date>
    <meta:editing-duration>PT10M36S</meta:editing-duration>
    <meta:editing-cycles>2</meta:editing-cycles>
    <meta:document-statistic meta:table-count="2" meta:cell-count="893" meta:object-count="6"/>
  </office:meta>
</office:document-meta>
</file>